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8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YUCRA NINA ALEX AMILCA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YUCRA NINA ALEX AMILCA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9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YUCRA NINA ALEX AMILCA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ONZALES QUISPE, NOEMI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7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7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6903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8T21:26:5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